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402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Run</text:p>
          </table:table-cell>
          <table:table-cell office:value-type="string">
            <text:p>Critters Mean</text:p>
          </table:table-cell>
          <table:table-cell office:value-type="string">
            <text:p>Critters STD</text:p>
          </table:table-cell>
          <table:table-cell office:value-type="string">
            <text:p>Tron Mean</text:p>
          </table:table-cell>
          <table:table-cell office:value-type="string">
            <text:p>Tron STD</text:p>
          </table:table-cell>
        </table:table-row>
        <table:table-row table:style-name="ro1">
          <table:table-cell office:value-type="string">
            <text:p>results10_10_0_10000_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12.386667">
            <text:p>412.386667</text:p>
          </table:table-cell>
          <table:table-cell office:value-type="float" office:value="18.337498">
            <text:p>18.337498</text:p>
          </table:table-cell>
        </table:table-row>
        <table:table-row table:style-name="ro1">
          <table:table-cell office:value-type="string">
            <text:p>results10_10_0_10000_2</text:p>
          </table:table-cell>
          <table:table-cell office:value-type="float" office:value="4.232">
            <text:p>4.232</text:p>
          </table:table-cell>
          <table:table-cell office:value-type="float" office:value="0.934974">
            <text:p>0.934974</text:p>
          </table:table-cell>
          <table:table-cell office:value-type="float" office:value="907.774">
            <text:p>907.774</text:p>
          </table:table-cell>
          <table:table-cell office:value-type="float" office:value="1358.648457">
            <text:p>1358.648457</text:p>
          </table:table-cell>
        </table:table-row>
        <table:table-row table:style-name="ro1">
          <table:table-cell office:value-type="string">
            <text:p>results10_10_0_10000_3</text:p>
          </table:table-cell>
          <table:table-cell office:value-type="float" office:value="4.794">
            <text:p>4.794</text:p>
          </table:table-cell>
          <table:table-cell office:value-type="float" office:value="1.784815">
            <text:p>1.784815</text:p>
          </table:table-cell>
          <table:table-cell office:value-type="float" office:value="1238.078">
            <text:p>1238.078</text:p>
          </table:table-cell>
          <table:table-cell office:value-type="float" office:value="1188.413958">
            <text:p>1188.413958</text:p>
          </table:table-cell>
        </table:table-row>
        <table:table-row table:style-name="ro1">
          <table:table-cell office:value-type="string">
            <text:p>results10_10_0_10000_4</text:p>
          </table:table-cell>
          <table:table-cell office:value-type="float" office:value="5.344">
            <text:p>5.344</text:p>
          </table:table-cell>
          <table:table-cell office:value-type="float" office:value="2.386978">
            <text:p>2.386978</text:p>
          </table:table-cell>
          <table:table-cell office:value-type="float" office:value="1202.306">
            <text:p>1202.306</text:p>
          </table:table-cell>
          <table:table-cell office:value-type="float" office:value="1181.763443">
            <text:p>1181.763443</text:p>
          </table:table-cell>
        </table:table-row>
        <table:table-row table:style-name="ro1">
          <table:table-cell office:value-type="string">
            <text:p>results10_10_0_10000_5</text:p>
          </table:table-cell>
          <table:table-cell office:value-type="float" office:value="6.606">
            <text:p>6.606</text:p>
          </table:table-cell>
          <table:table-cell office:value-type="float" office:value="3.703075">
            <text:p>3.703075</text:p>
          </table:table-cell>
          <table:table-cell office:value-type="float" office:value="1115.262667">
            <text:p>1115.262667</text:p>
          </table:table-cell>
          <table:table-cell office:value-type="float" office:value="1071.381107">
            <text:p>1071.381107</text:p>
          </table:table-cell>
        </table:table-row>
        <table:table-row table:style-name="ro1">
          <table:table-cell office:value-type="string">
            <text:p>results10_10_0_10000_6</text:p>
          </table:table-cell>
          <table:table-cell office:value-type="float" office:value="8.409">
            <text:p>8.409</text:p>
          </table:table-cell>
          <table:table-cell office:value-type="float" office:value="6.658733">
            <text:p>6.658733</text:p>
          </table:table-cell>
          <table:table-cell office:value-type="float" office:value="1050.973333">
            <text:p>1050.973333</text:p>
          </table:table-cell>
          <table:table-cell office:value-type="float" office:value="1088.356407">
            <text:p>1088.356407</text:p>
          </table:table-cell>
        </table:table-row>
        <table:table-row table:style-name="ro1">
          <table:table-cell office:value-type="string">
            <text:p>results10_10_0_10000_7</text:p>
          </table:table-cell>
          <table:table-cell office:value-type="float" office:value="11.44">
            <text:p>11.44</text:p>
          </table:table-cell>
          <table:table-cell office:value-type="float" office:value="22.439037">
            <text:p>22.439037</text:p>
          </table:table-cell>
          <table:table-cell office:value-type="float" office:value="1049.11">
            <text:p>1049.11</text:p>
          </table:table-cell>
          <table:table-cell office:value-type="float" office:value="1086.666993">
            <text:p>1086.666993</text:p>
          </table:table-cell>
        </table:table-row>
        <table:table-row table:style-name="ro1">
          <table:table-cell office:value-type="string">
            <text:p>results10_10_0_10000_8</text:p>
          </table:table-cell>
          <table:table-cell office:value-type="float" office:value="15.326">
            <text:p>15.326</text:p>
          </table:table-cell>
          <table:table-cell office:value-type="float" office:value="22.109584">
            <text:p>22.109584</text:p>
          </table:table-cell>
          <table:table-cell office:value-type="float" office:value="1045.664">
            <text:p>1045.664</text:p>
          </table:table-cell>
          <table:table-cell office:value-type="float" office:value="1068.894689">
            <text:p>1068.894689</text:p>
          </table:table-cell>
        </table:table-row>
        <table:table-row table:style-name="ro1">
          <table:table-cell office:value-type="string">
            <text:p>results10_10_0_10000_9</text:p>
          </table:table-cell>
          <table:table-cell office:value-type="float" office:value="22.658">
            <text:p>22.658</text:p>
          </table:table-cell>
          <table:table-cell office:value-type="float" office:value="36.933657">
            <text:p>36.933657</text:p>
          </table:table-cell>
          <table:table-cell office:value-type="float" office:value="1011.166667">
            <text:p>1011.166667</text:p>
          </table:table-cell>
          <table:table-cell office:value-type="float" office:value="1046.128654">
            <text:p>1046.128654</text:p>
          </table:table-cell>
        </table:table-row>
        <table:table-row table:style-name="ro1">
          <table:table-cell office:value-type="string">
            <text:p>results10_10_0_10000_10</text:p>
          </table:table-cell>
          <table:table-cell office:value-type="float" office:value="35.898">
            <text:p>35.898</text:p>
          </table:table-cell>
          <table:table-cell office:value-type="float" office:value="59.682071">
            <text:p>59.682071</text:p>
          </table:table-cell>
          <table:table-cell office:value-type="float" office:value="1058.431">
            <text:p>1058.431</text:p>
          </table:table-cell>
          <table:table-cell office:value-type="float" office:value="1111.477784">
            <text:p>1111.477784</text:p>
          </table:table-cell>
        </table:table-row>
        <table:table-row table:style-name="ro2">
          <table:table-cell office:value-type="string">
            <text:p>Run</text:p>
          </table:table-cell>
          <table:table-cell office:value-type="string">
            <text:p>Critters Mean</text:p>
          </table:table-cell>
          <table:table-cell office:value-type="string">
            <text:p>Critters STD</text:p>
          </table:table-cell>
          <table:table-cell office:value-type="string">
            <text:p>Tron Mean</text:p>
          </table:table-cell>
          <table:table-cell office:value-type="string">
            <text:p>Tron STD</text:p>
          </table:table-cell>
        </table:table-row>
        <table:table-row table:style-name="ro1">
          <table:table-cell office:value-type="string">
            <text:p>results11_11_0_10000_1</text:p>
          </table:table-cell>
          <table:table-cell office:value-type="float" office:value="9777.204667">
            <text:p>9777.204667</text:p>
          </table:table-cell>
          <table:table-cell office:value-type="float" office:value="948.612928">
            <text:p>948.612928</text:p>
          </table:table-cell>
          <table:table-cell office:value-type="float" office:value="3894.871">
            <text:p>3894.871</text:p>
          </table:table-cell>
          <table:table-cell office:value-type="float" office:value="3563.585525">
            <text:p>3563.585525</text:p>
          </table:table-cell>
        </table:table-row>
        <table:table-row table:style-name="ro1">
          <table:table-cell office:value-type="string">
            <text:p>results11_11_0_10000_2</text:p>
          </table:table-cell>
          <table:table-cell office:value-type="float" office:value="9723.687333">
            <text:p>9723.687333</text:p>
          </table:table-cell>
          <table:table-cell office:value-type="float" office:value="1156.475403">
            <text:p>1156.475403</text:p>
          </table:table-cell>
          <table:table-cell office:value-type="float" office:value="4946.988">
            <text:p>4946.988</text:p>
          </table:table-cell>
          <table:table-cell office:value-type="float" office:value="3336.748657">
            <text:p>3336.748657</text:p>
          </table:table-cell>
        </table:table-row>
        <table:table-row table:style-name="ro1">
          <table:table-cell office:value-type="string">
            <text:p>results11_11_0_10000_3</text:p>
          </table:table-cell>
          <table:table-cell office:value-type="float" office:value="9756.776">
            <text:p>9756.776</text:p>
          </table:table-cell>
          <table:table-cell office:value-type="float" office:value="1088.1108">
            <text:p>1088.1108</text:p>
          </table:table-cell>
          <table:table-cell office:value-type="float" office:value="5482.967">
            <text:p>5482.967</text:p>
          </table:table-cell>
          <table:table-cell office:value-type="float" office:value="2974.1425">
            <text:p>2974.1425</text:p>
          </table:table-cell>
        </table:table-row>
        <table:table-row table:style-name="ro1">
          <table:table-cell office:value-type="string">
            <text:p>results11_11_0_10000_4</text:p>
          </table:table-cell>
          <table:table-cell office:value-type="float" office:value="9798.218">
            <text:p>9798.218</text:p>
          </table:table-cell>
          <table:table-cell office:value-type="float" office:value="988.365434">
            <text:p>988.365434</text:p>
          </table:table-cell>
          <table:table-cell office:value-type="float" office:value="5509.224">
            <text:p>5509.224</text:p>
          </table:table-cell>
          <table:table-cell office:value-type="float" office:value="3019.958821">
            <text:p>3019.958821</text:p>
          </table:table-cell>
        </table:table-row>
        <table:table-row table:style-name="ro1">
          <table:table-cell office:value-type="string">
            <text:p>results11_11_0_10000_5</text:p>
          </table:table-cell>
          <table:table-cell office:value-type="float" office:value="9738.776">
            <text:p>9738.776</text:p>
          </table:table-cell>
          <table:table-cell office:value-type="float" office:value="1134.104356">
            <text:p>1134.104356</text:p>
          </table:table-cell>
          <table:table-cell office:value-type="float" office:value="5428.745">
            <text:p>5428.745</text:p>
          </table:table-cell>
          <table:table-cell office:value-type="float" office:value="3007.388108">
            <text:p>3007.388108</text:p>
          </table:table-cell>
        </table:table-row>
        <table:table-row table:style-name="ro1">
          <table:table-cell office:value-type="string">
            <text:p>results11_11_0_10000_6</text:p>
          </table:table-cell>
          <table:table-cell office:value-type="float" office:value="9758.46">
            <text:p>9758.46</text:p>
          </table:table-cell>
          <table:table-cell office:value-type="float" office:value="1093.843056">
            <text:p>1093.843056</text:p>
          </table:table-cell>
          <table:table-cell office:value-type="float" office:value="5375.529">
            <text:p>5375.529</text:p>
          </table:table-cell>
          <table:table-cell office:value-type="float" office:value="2986.411755">
            <text:p>2986.411755</text:p>
          </table:table-cell>
        </table:table-row>
        <table:table-row table:style-name="ro1">
          <table:table-cell office:value-type="string">
            <text:p>results11_11_0_10000_7</text:p>
          </table:table-cell>
          <table:table-cell office:value-type="float" office:value="9729.054667">
            <text:p>9729.054667</text:p>
          </table:table-cell>
          <table:table-cell office:value-type="float" office:value="1181.231842">
            <text:p>1181.231842</text:p>
          </table:table-cell>
          <table:table-cell office:value-type="float" office:value="5235.9">
            <text:p>5235.9</text:p>
          </table:table-cell>
          <table:table-cell office:value-type="float" office:value="2953.479529">
            <text:p>2953.479529</text:p>
          </table:table-cell>
        </table:table-row>
        <table:table-row table:style-name="ro1">
          <table:table-cell office:value-type="string">
            <text:p>results11_11_0_10000_8</text:p>
          </table:table-cell>
          <table:table-cell office:value-type="float" office:value="9749.612667">
            <text:p>9749.612667</text:p>
          </table:table-cell>
          <table:table-cell office:value-type="float" office:value="1129.476303">
            <text:p>1129.476303</text:p>
          </table:table-cell>
          <table:table-cell office:value-type="float" office:value="5150.969">
            <text:p>5150.969</text:p>
          </table:table-cell>
          <table:table-cell office:value-type="float" office:value="2995.426993">
            <text:p>2995.426993</text:p>
          </table:table-cell>
        </table:table-row>
        <table:table-row table:style-name="ro1">
          <table:table-cell office:value-type="string">
            <text:p>results11_11_0_10000_9</text:p>
          </table:table-cell>
          <table:table-cell office:value-type="float" office:value="9761.82">
            <text:p>9761.82</text:p>
          </table:table-cell>
          <table:table-cell office:value-type="float" office:value="1045.216598">
            <text:p>1045.216598</text:p>
          </table:table-cell>
          <table:table-cell office:value-type="float" office:value="4974.134">
            <text:p>4974.134</text:p>
          </table:table-cell>
          <table:table-cell office:value-type="float" office:value="3006.327386">
            <text:p>3006.327386</text:p>
          </table:table-cell>
        </table:table-row>
        <table:table-row table:style-name="ro1">
          <table:table-cell office:value-type="string">
            <text:p>results11_11_0_10000_10</text:p>
          </table:table-cell>
          <table:table-cell office:value-type="float" office:value="9709.229333">
            <text:p>9709.229333</text:p>
          </table:table-cell>
          <table:table-cell office:value-type="float" office:value="1186.333294">
            <text:p>1186.333294</text:p>
          </table:table-cell>
          <table:table-cell office:value-type="float" office:value="4602.618">
            <text:p>4602.618</text:p>
          </table:table-cell>
          <table:table-cell office:value-type="float" office:value="2888.133499">
            <text:p>2888.133499</text:p>
          </table:table-cell>
        </table:table-row>
        <table:table-row table:style-name="ro2">
          <table:table-cell office:value-type="string">
            <text:p>Run</text:p>
          </table:table-cell>
          <table:table-cell office:value-type="string">
            <text:p>Critters Mean</text:p>
          </table:table-cell>
          <table:table-cell office:value-type="string">
            <text:p>Critters STD</text:p>
          </table:table-cell>
          <table:table-cell office:value-type="string">
            <text:p>Tron Mean</text:p>
          </table:table-cell>
          <table:table-cell office:value-type="string">
            <text:p>Tron STD</text:p>
          </table:table-cell>
        </table:table-row>
        <table:table-row table:style-name="ro1">
          <table:table-cell office:value-type="string">
            <text:p>results12_12_0_10000_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sults12_12_0_10000_2</text:p>
          </table:table-cell>
          <table:table-cell office:value-type="float" office:value="4.516">
            <text:p>4.516</text:p>
          </table:table-cell>
          <table:table-cell office:value-type="float" office:value="1.390591">
            <text:p>1.390591</text:p>
          </table:table-cell>
          <table:table-cell office:value-type="float" office:value="5874.487">
            <text:p>5874.487</text:p>
          </table:table-cell>
          <table:table-cell office:value-type="float" office:value="3037.664748">
            <text:p>3037.664748</text:p>
          </table:table-cell>
        </table:table-row>
        <table:table-row table:style-name="ro1">
          <table:table-cell office:value-type="string">
            <text:p>results12_12_0_10000_3</text:p>
          </table:table-cell>
          <table:table-cell office:value-type="float" office:value="5.002667">
            <text:p>5.002667</text:p>
          </table:table-cell>
          <table:table-cell office:value-type="float" office:value="2.146002">
            <text:p>2.146002</text:p>
          </table:table-cell>
          <table:table-cell office:value-type="float" office:value="5885.274">
            <text:p>5885.274</text:p>
          </table:table-cell>
          <table:table-cell office:value-type="float" office:value="2979.837255">
            <text:p>2979.837255</text:p>
          </table:table-cell>
        </table:table-row>
        <table:table-row table:style-name="ro1">
          <table:table-cell office:value-type="string">
            <text:p>results12_12_0_10000_4</text:p>
          </table:table-cell>
          <table:table-cell office:value-type="float" office:value="7.04">
            <text:p>7.04</text:p>
          </table:table-cell>
          <table:table-cell office:value-type="float" office:value="14.267389">
            <text:p>14.267389</text:p>
          </table:table-cell>
          <table:table-cell office:value-type="float" office:value="5876.67">
            <text:p>5876.67</text:p>
          </table:table-cell>
          <table:table-cell office:value-type="float" office:value="2982.093221">
            <text:p>2982.093221</text:p>
          </table:table-cell>
        </table:table-row>
        <table:table-row table:style-name="ro1">
          <table:table-cell office:value-type="string">
            <text:p>results12_12_0_10000_5</text:p>
          </table:table-cell>
          <table:table-cell office:value-type="float" office:value="7.864">
            <text:p>7.864</text:p>
          </table:table-cell>
          <table:table-cell office:value-type="float" office:value="5.237064">
            <text:p>5.237064</text:p>
          </table:table-cell>
          <table:table-cell office:value-type="float" office:value="5854.733">
            <text:p>5854.733</text:p>
          </table:table-cell>
          <table:table-cell office:value-type="float" office:value="2957.324275">
            <text:p>2957.324275</text:p>
          </table:table-cell>
        </table:table-row>
        <table:table-row table:style-name="ro1">
          <table:table-cell office:value-type="string">
            <text:p>results12_12_0_10000_6</text:p>
          </table:table-cell>
          <table:table-cell office:value-type="float" office:value="12.512">
            <text:p>12.512</text:p>
          </table:table-cell>
          <table:table-cell office:value-type="float" office:value="13.882334">
            <text:p>13.882334</text:p>
          </table:table-cell>
          <table:table-cell office:value-type="float" office:value="5698.12">
            <text:p>5698.12</text:p>
          </table:table-cell>
          <table:table-cell office:value-type="float" office:value="2987.79317">
            <text:p>2987.79317</text:p>
          </table:table-cell>
        </table:table-row>
        <table:table-row table:style-name="ro1">
          <table:table-cell office:value-type="string">
            <text:p>results12_12_0_10000_7</text:p>
          </table:table-cell>
          <table:table-cell office:value-type="float" office:value="18.336">
            <text:p>18.336</text:p>
          </table:table-cell>
          <table:table-cell office:value-type="float" office:value="43.91342">
            <text:p>43.91342</text:p>
          </table:table-cell>
          <table:table-cell office:value-type="float" office:value="5600.745">
            <text:p>5600.745</text:p>
          </table:table-cell>
          <table:table-cell office:value-type="float" office:value="2999.522357">
            <text:p>2999.522357</text:p>
          </table:table-cell>
        </table:table-row>
        <table:table-row table:style-name="ro1">
          <table:table-cell office:value-type="string">
            <text:p>results12_12_0_10000_8</text:p>
          </table:table-cell>
          <table:table-cell office:value-type="float" office:value="44.804">
            <text:p>44.804</text:p>
          </table:table-cell>
          <table:table-cell office:value-type="float" office:value="320.586827">
            <text:p>320.586827</text:p>
          </table:table-cell>
          <table:table-cell office:value-type="float" office:value="5482.796">
            <text:p>5482.796</text:p>
          </table:table-cell>
          <table:table-cell office:value-type="float" office:value="2989.488556">
            <text:p>2989.488556</text:p>
          </table:table-cell>
        </table:table-row>
        <table:table-row table:style-name="ro1">
          <table:table-cell office:value-type="string">
            <text:p>results12_12_0_10000_9</text:p>
          </table:table-cell>
          <table:table-cell office:value-type="float" office:value="48.925333">
            <text:p>48.925333</text:p>
          </table:table-cell>
          <table:table-cell office:value-type="float" office:value="97.884979">
            <text:p>97.884979</text:p>
          </table:table-cell>
          <table:table-cell office:value-type="float" office:value="5568.721">
            <text:p>5568.721</text:p>
          </table:table-cell>
          <table:table-cell office:value-type="float" office:value="2953.772223">
            <text:p>2953.772223</text:p>
          </table:table-cell>
        </table:table-row>
        <table:table-row table:style-name="ro1">
          <table:table-cell office:value-type="string">
            <text:p>results12_12_0_10000_10</text:p>
          </table:table-cell>
          <table:table-cell office:value-type="float" office:value="81.461333">
            <text:p>81.461333</text:p>
          </table:table-cell>
          <table:table-cell office:value-type="float" office:value="184.712123">
            <text:p>184.712123</text:p>
          </table:table-cell>
          <table:table-cell office:value-type="float" office:value="5586.482">
            <text:p>5586.482</text:p>
          </table:table-cell>
          <table:table-cell office:value-type="float" office:value="3018.571286">
            <text:p>3018.571286</text:p>
          </table:table-cell>
        </table:table-row>
        <table:table-row table:style-name="ro2">
          <table:table-cell office:value-type="string">
            <text:p>Run</text:p>
          </table:table-cell>
          <table:table-cell office:value-type="string">
            <text:p>Critters Mean</text:p>
          </table:table-cell>
          <table:table-cell office:value-type="string">
            <text:p>Critters STD</text:p>
          </table:table-cell>
          <table:table-cell office:value-type="string">
            <text:p>Tron Mean</text:p>
          </table:table-cell>
          <table:table-cell office:value-type="string">
            <text:p>Tron STD</text:p>
          </table:table-cell>
        </table:table-row>
        <table:table-row table:style-name="ro1">
          <table:table-cell office:value-type="string">
            <text:p>results13_13_0_10000_1</text:p>
          </table:table-cell>
          <table:table-cell office:value-type="float" office:value="9808.135333">
            <text:p>9808.135333</text:p>
          </table:table-cell>
          <table:table-cell office:value-type="float" office:value="917.496583">
            <text:p>917.496583</text:p>
          </table:table-cell>
          <table:table-cell office:value-type="float" office:value="6934.02">
            <text:p>6934.02</text:p>
          </table:table-cell>
          <table:table-cell office:value-type="float" office:value="3098.038766">
            <text:p>3098.038766</text:p>
          </table:table-cell>
        </table:table-row>
        <table:table-row table:style-name="ro1">
          <table:table-cell office:value-type="string">
            <text:p>results13_13_0_10000_2</text:p>
          </table:table-cell>
          <table:table-cell office:value-type="float" office:value="9760.871">
            <text:p>9760.871</text:p>
          </table:table-cell>
          <table:table-cell office:value-type="float" office:value="1143.396249">
            <text:p>1143.396249</text:p>
          </table:table-cell>
          <table:table-cell office:value-type="float" office:value="6881.12">
            <text:p>6881.12</text:p>
          </table:table-cell>
          <table:table-cell office:value-type="float" office:value="2939.700139">
            <text:p>2939.700139</text:p>
          </table:table-cell>
        </table:table-row>
        <table:table-row table:style-name="ro1">
          <table:table-cell office:value-type="string">
            <text:p>results13_13_0_10000_3</text:p>
          </table:table-cell>
          <table:table-cell office:value-type="float" office:value="9790.878667">
            <text:p>9790.878667</text:p>
          </table:table-cell>
          <table:table-cell office:value-type="float" office:value="991.899479">
            <text:p>991.899479</text:p>
          </table:table-cell>
          <table:table-cell office:value-type="float" office:value="7231.656">
            <text:p>7231.656</text:p>
          </table:table-cell>
          <table:table-cell office:value-type="float" office:value="2736.848652">
            <text:p>2736.848652</text:p>
          </table:table-cell>
        </table:table-row>
        <table:table-row table:style-name="ro1">
          <table:table-cell office:value-type="string">
            <text:p>results13_13_0_10000_4</text:p>
          </table:table-cell>
          <table:table-cell office:value-type="float" office:value="9816.608">
            <text:p>9816.608</text:p>
          </table:table-cell>
          <table:table-cell office:value-type="float" office:value="895.952958">
            <text:p>895.952958</text:p>
          </table:table-cell>
          <table:table-cell office:value-type="float" office:value="6927.57">
            <text:p>6927.57</text:p>
          </table:table-cell>
          <table:table-cell office:value-type="float" office:value="2840.370963">
            <text:p>2840.370963</text:p>
          </table:table-cell>
        </table:table-row>
        <table:table-row table:style-name="ro1">
          <table:table-cell office:value-type="string">
            <text:p>results13_13_0_10000_5</text:p>
          </table:table-cell>
          <table:table-cell office:value-type="float" office:value="9842.299">
            <text:p>9842.299</text:p>
          </table:table-cell>
          <table:table-cell office:value-type="float" office:value="871.487941">
            <text:p>871.487941</text:p>
          </table:table-cell>
          <table:table-cell office:value-type="float" office:value="7181.954">
            <text:p>7181.954</text:p>
          </table:table-cell>
          <table:table-cell office:value-type="float" office:value="2739.294644">
            <text:p>2739.294644</text:p>
          </table:table-cell>
        </table:table-row>
        <table:table-row table:style-name="ro1">
          <table:table-cell office:value-type="string">
            <text:p>results13_13_0_10000_6</text:p>
          </table:table-cell>
          <table:table-cell office:value-type="float" office:value="9668.312">
            <text:p>9668.312</text:p>
          </table:table-cell>
          <table:table-cell office:value-type="float" office:value="1324.727399">
            <text:p>1324.727399</text:p>
          </table:table-cell>
          <table:table-cell office:value-type="float" office:value="6812.348">
            <text:p>6812.348</text:p>
          </table:table-cell>
          <table:table-cell office:value-type="float" office:value="2877.902762">
            <text:p>2877.902762</text:p>
          </table:table-cell>
        </table:table-row>
        <table:table-row table:style-name="ro1">
          <table:table-cell office:value-type="string">
            <text:p>results13_13_0_10000_7</text:p>
          </table:table-cell>
          <table:table-cell office:value-type="float" office:value="9799.912">
            <text:p>9799.912</text:p>
          </table:table-cell>
          <table:table-cell office:value-type="float" office:value="1035.748771">
            <text:p>1035.748771</text:p>
          </table:table-cell>
          <table:table-cell office:value-type="float" office:value="7010.96">
            <text:p>7010.96</text:p>
          </table:table-cell>
          <table:table-cell office:value-type="float" office:value="2754.34316">
            <text:p>2754.34316</text:p>
          </table:table-cell>
        </table:table-row>
        <table:table-row table:style-name="ro1">
          <table:table-cell office:value-type="string">
            <text:p>results13_13_0_10000_8</text:p>
          </table:table-cell>
          <table:table-cell office:value-type="float" office:value="9796.366">
            <text:p>9796.366</text:p>
          </table:table-cell>
          <table:table-cell office:value-type="float" office:value="963.848783">
            <text:p>963.848783</text:p>
          </table:table-cell>
          <table:table-cell office:value-type="float" office:value="6856.816">
            <text:p>6856.816</text:p>
          </table:table-cell>
          <table:table-cell office:value-type="float" office:value="2787.31267">
            <text:p>2787.31267</text:p>
          </table:table-cell>
        </table:table-row>
        <table:table-row table:style-name="ro1">
          <table:table-cell office:value-type="string">
            <text:p>results13_13_0_10000_9</text:p>
          </table:table-cell>
          <table:table-cell office:value-type="float" office:value="9813.52">
            <text:p>9813.52</text:p>
          </table:table-cell>
          <table:table-cell office:value-type="float" office:value="905.411028">
            <text:p>905.411028</text:p>
          </table:table-cell>
          <table:table-cell office:value-type="float" office:value="7052.806">
            <text:p>7052.806</text:p>
          </table:table-cell>
          <table:table-cell office:value-type="float" office:value="2917.240489">
            <text:p>2917.240489</text:p>
          </table:table-cell>
        </table:table-row>
        <table:table-row table:style-name="ro1">
          <table:table-cell office:value-type="string">
            <text:p>results13_13_0_10000_10</text:p>
          </table:table-cell>
          <table:table-cell office:value-type="float" office:value="9788.598">
            <text:p>9788.598</text:p>
          </table:table-cell>
          <table:table-cell office:value-type="float" office:value="1008.147009">
            <text:p>1008.147009</text:p>
          </table:table-cell>
          <table:table-cell office:value-type="float" office:value="6876.73">
            <text:p>6876.73</text:p>
          </table:table-cell>
          <table:table-cell office:value-type="float" office:value="2830.89477">
            <text:p>2830.89477</text:p>
          </table:table-cell>
        </table:table-row>
        <table:table-row table:style-name="ro2">
          <table:table-cell office:value-type="string">
            <text:p>Run</text:p>
          </table:table-cell>
          <table:table-cell office:value-type="string">
            <text:p>Critters Mean</text:p>
          </table:table-cell>
          <table:table-cell office:value-type="string">
            <text:p>Critters STD</text:p>
          </table:table-cell>
          <table:table-cell office:value-type="string">
            <text:p>Tron Mean</text:p>
          </table:table-cell>
          <table:table-cell office:value-type="string">
            <text:p>Tron STD</text:p>
          </table:table-cell>
        </table:table-row>
        <table:table-row table:style-name="ro1">
          <table:table-cell office:value-type="string">
            <text:p>results14_14_0_10000_1</text:p>
          </table:table-cell>
          <table:table-cell office:value-type="float" office:value="4.12">
            <text:p>4.12</text:p>
          </table:table-cell>
          <table:table-cell office:value-type="float" office:value="0.682349">
            <text:p>0.682349</text:p>
          </table:table-cell>
          <table:table-cell office:value-type="float" office:value="5557.726">
            <text:p>5557.726</text:p>
          </table:table-cell>
          <table:table-cell office:value-type="float" office:value="3151.383166">
            <text:p>3151.383166</text:p>
          </table:table-cell>
        </table:table-row>
        <table:table-row table:style-name="ro1">
          <table:table-cell office:value-type="string">
            <text:p>results14_14_0_10000_2</text:p>
          </table:table-cell>
          <table:table-cell office:value-type="float" office:value="4.688">
            <text:p>4.688</text:p>
          </table:table-cell>
          <table:table-cell office:value-type="float" office:value="1.612035">
            <text:p>1.612035</text:p>
          </table:table-cell>
          <table:table-cell office:value-type="float" office:value="6445.762">
            <text:p>6445.762</text:p>
          </table:table-cell>
          <table:table-cell office:value-type="float" office:value="2822.175244">
            <text:p>2822.175244</text:p>
          </table:table-cell>
        </table:table-row>
        <table:table-row table:style-name="ro1">
          <table:table-cell office:value-type="string">
            <text:p>results14_14_0_10000_3</text:p>
          </table:table-cell>
          <table:table-cell office:value-type="float" office:value="5.832">
            <text:p>5.832</text:p>
          </table:table-cell>
          <table:table-cell office:value-type="float" office:value="2.950894">
            <text:p>2.950894</text:p>
          </table:table-cell>
          <table:table-cell office:value-type="float" office:value="6749.988">
            <text:p>6749.988</text:p>
          </table:table-cell>
          <table:table-cell office:value-type="float" office:value="2815.94987">
            <text:p>2815.94987</text:p>
          </table:table-cell>
        </table:table-row>
        <table:table-row table:style-name="ro1">
          <table:table-cell office:value-type="string">
            <text:p>results14_14_0_10000_4</text:p>
          </table:table-cell>
          <table:table-cell office:value-type="float" office:value="7.72">
            <text:p>7.72</text:p>
          </table:table-cell>
          <table:table-cell office:value-type="float" office:value="5.326312">
            <text:p>5.326312</text:p>
          </table:table-cell>
          <table:table-cell office:value-type="float" office:value="6574.74">
            <text:p>6574.74</text:p>
          </table:table-cell>
          <table:table-cell office:value-type="float" office:value="2821.276489">
            <text:p>2821.276489</text:p>
          </table:table-cell>
        </table:table-row>
        <table:table-row table:style-name="ro1">
          <table:table-cell office:value-type="string">
            <text:p>results14_14_0_10000_5</text:p>
          </table:table-cell>
          <table:table-cell office:value-type="float" office:value="12.704">
            <text:p>12.704</text:p>
          </table:table-cell>
          <table:table-cell office:value-type="float" office:value="16.032479">
            <text:p>16.032479</text:p>
          </table:table-cell>
          <table:table-cell office:value-type="float" office:value="6529.566">
            <text:p>6529.566</text:p>
          </table:table-cell>
          <table:table-cell office:value-type="float" office:value="2788.219261">
            <text:p>2788.219261</text:p>
          </table:table-cell>
        </table:table-row>
        <table:table-row table:style-name="ro1">
          <table:table-cell office:value-type="string">
            <text:p>results14_14_0_10000_6</text:p>
          </table:table-cell>
          <table:table-cell office:value-type="float" office:value="16.456">
            <text:p>16.456</text:p>
          </table:table-cell>
          <table:table-cell office:value-type="float" office:value="19.457031">
            <text:p>19.457031</text:p>
          </table:table-cell>
          <table:table-cell office:value-type="float" office:value="6662.19">
            <text:p>6662.19</text:p>
          </table:table-cell>
          <table:table-cell office:value-type="float" office:value="2736.670538">
            <text:p>2736.670538</text:p>
          </table:table-cell>
        </table:table-row>
        <table:table-row table:style-name="ro1">
          <table:table-cell office:value-type="string">
            <text:p>results14_14_0_10000_7</text:p>
          </table:table-cell>
          <table:table-cell office:value-type="float" office:value="31.672">
            <text:p>31.672</text:p>
          </table:table-cell>
          <table:table-cell office:value-type="float" office:value="54.78909">
            <text:p>54.78909</text:p>
          </table:table-cell>
          <table:table-cell office:value-type="float" office:value="6845.554">
            <text:p>6845.554</text:p>
          </table:table-cell>
          <table:table-cell office:value-type="float" office:value="2800.612601">
            <text:p>2800.612601</text:p>
          </table:table-cell>
        </table:table-row>
        <table:table-row table:style-name="ro1">
          <table:table-cell office:value-type="string">
            <text:p>results14_14_0_10000_8</text:p>
          </table:table-cell>
          <table:table-cell office:value-type="float" office:value="61.192">
            <text:p>61.192</text:p>
          </table:table-cell>
          <table:table-cell office:value-type="float" office:value="126.312957">
            <text:p>126.312957</text:p>
          </table:table-cell>
          <table:table-cell office:value-type="float" office:value="6659.626">
            <text:p>6659.626</text:p>
          </table:table-cell>
          <table:table-cell office:value-type="float" office:value="2770.308159">
            <text:p>2770.308159</text:p>
          </table:table-cell>
        </table:table-row>
        <table:table-row table:style-name="ro1">
          <table:table-cell office:value-type="string">
            <text:p>results14_14_0_10000_9</text:p>
          </table:table-cell>
          <table:table-cell office:value-type="float" office:value="165.96">
            <text:p>165.96</text:p>
          </table:table-cell>
          <table:table-cell office:value-type="float" office:value="356.113103">
            <text:p>356.113103</text:p>
          </table:table-cell>
          <table:table-cell office:value-type="float" office:value="6686.982">
            <text:p>6686.982</text:p>
          </table:table-cell>
          <table:table-cell office:value-type="float" office:value="2837.13585">
            <text:p>2837.13585</text:p>
          </table:table-cell>
        </table:table-row>
        <table:table-row table:style-name="ro1">
          <table:table-cell office:value-type="string">
            <text:p>results14_14_0_10000_10</text:p>
          </table:table-cell>
          <table:table-cell office:value-type="float" office:value="374.152">
            <text:p>374.152</text:p>
          </table:table-cell>
          <table:table-cell office:value-type="float" office:value="834.555772">
            <text:p>834.555772</text:p>
          </table:table-cell>
          <table:table-cell office:value-type="float" office:value="6590.086">
            <text:p>6590.086</text:p>
          </table:table-cell>
          <table:table-cell office:value-type="float" office:value="2859.840681">
            <text:p>2859.840681</text:p>
          </table:table-cell>
        </table:table-row>
        <table:table-row table:style-name="ro2">
          <table:table-cell office:value-type="string">
            <text:p>Run</text:p>
          </table:table-cell>
          <table:table-cell office:value-type="string">
            <text:p>Critters Mean</text:p>
          </table:table-cell>
          <table:table-cell office:value-type="string">
            <text:p>Critters STD</text:p>
          </table:table-cell>
          <table:table-cell office:value-type="string">
            <text:p>Tron Mean</text:p>
          </table:table-cell>
          <table:table-cell office:value-type="string">
            <text:p>Tron STD</text:p>
          </table:table-cell>
        </table:table-row>
        <table:table-row table:style-name="ro1">
          <table:table-cell office:value-type="string">
            <text:p>results15_15_0_10000_1</text:p>
          </table:table-cell>
          <table:table-cell office:value-type="float" office:value="9827.294">
            <text:p>9827.294</text:p>
          </table:table-cell>
          <table:table-cell office:value-type="float" office:value="951.971714">
            <text:p>951.971714</text:p>
          </table:table-cell>
          <table:table-cell office:value-type="float" office:value="5850.24">
            <text:p>5850.24</text:p>
          </table:table-cell>
          <table:table-cell office:value-type="float" office:value="3038.653459">
            <text:p>3038.653459</text:p>
          </table:table-cell>
        </table:table-row>
        <table:table-row table:style-name="ro1">
          <table:table-cell office:value-type="string">
            <text:p>results15_15_0_10000_2</text:p>
          </table:table-cell>
          <table:table-cell office:value-type="float" office:value="9872.562">
            <text:p>9872.562</text:p>
          </table:table-cell>
          <table:table-cell office:value-type="float" office:value="787.313896">
            <text:p>787.313896</text:p>
          </table:table-cell>
          <table:table-cell office:value-type="float" office:value="6078.456">
            <text:p>6078.456</text:p>
          </table:table-cell>
          <table:table-cell office:value-type="float" office:value="2750.640593">
            <text:p>2750.640593</text:p>
          </table:table-cell>
        </table:table-row>
        <table:table-row table:style-name="ro1">
          <table:table-cell office:value-type="string">
            <text:p>results15_15_0_10000_3</text:p>
          </table:table-cell>
          <table:table-cell office:value-type="float" office:value="9789.332">
            <text:p>9789.332</text:p>
          </table:table-cell>
          <table:table-cell office:value-type="float" office:value="1000.43126">
            <text:p>1000.43126</text:p>
          </table:table-cell>
          <table:table-cell office:value-type="float" office:value="6282.658">
            <text:p>6282.658</text:p>
          </table:table-cell>
          <table:table-cell office:value-type="float" office:value="2755.028729">
            <text:p>2755.028729</text:p>
          </table:table-cell>
        </table:table-row>
        <table:table-row table:style-name="ro1">
          <table:table-cell office:value-type="string">
            <text:p>results15_15_0_10000_4</text:p>
          </table:table-cell>
          <table:table-cell office:value-type="float" office:value="9784.852">
            <text:p>9784.852</text:p>
          </table:table-cell>
          <table:table-cell office:value-type="float" office:value="1003.050456">
            <text:p>1003.050456</text:p>
          </table:table-cell>
          <table:table-cell office:value-type="float" office:value="6119.446">
            <text:p>6119.446</text:p>
          </table:table-cell>
          <table:table-cell office:value-type="float" office:value="2762.91131">
            <text:p>2762.91131</text:p>
          </table:table-cell>
        </table:table-row>
        <table:table-row table:style-name="ro1">
          <table:table-cell office:value-type="string">
            <text:p>results15_15_0_10000_5</text:p>
          </table:table-cell>
          <table:table-cell office:value-type="float" office:value="9876.008">
            <text:p>9876.008</text:p>
          </table:table-cell>
          <table:table-cell office:value-type="float" office:value="788.969208">
            <text:p>788.969208</text:p>
          </table:table-cell>
          <table:table-cell office:value-type="float" office:value="5951.34">
            <text:p>5951.34</text:p>
          </table:table-cell>
          <table:table-cell office:value-type="float" office:value="2763.031104">
            <text:p>2763.031104</text:p>
          </table:table-cell>
        </table:table-row>
        <table:table-row table:style-name="ro1">
          <table:table-cell office:value-type="string">
            <text:p>results15_15_0_10000_6</text:p>
          </table:table-cell>
          <table:table-cell office:value-type="float" office:value="9803.572">
            <text:p>9803.572</text:p>
          </table:table-cell>
          <table:table-cell office:value-type="float" office:value="1029.852941">
            <text:p>1029.852941</text:p>
          </table:table-cell>
          <table:table-cell office:value-type="float" office:value="6060.08">
            <text:p>6060.08</text:p>
          </table:table-cell>
          <table:table-cell office:value-type="float" office:value="2791.036767">
            <text:p>2791.036767</text:p>
          </table:table-cell>
        </table:table-row>
        <table:table-row table:style-name="ro1">
          <table:table-cell office:value-type="string">
            <text:p>results15_15_0_10000_7</text:p>
          </table:table-cell>
          <table:table-cell office:value-type="float" office:value="9787.03">
            <text:p>9787.03</text:p>
          </table:table-cell>
          <table:table-cell office:value-type="float" office:value="1042.17632">
            <text:p>1042.17632</text:p>
          </table:table-cell>
          <table:table-cell office:value-type="float" office:value="6046.922">
            <text:p>6046.922</text:p>
          </table:table-cell>
          <table:table-cell office:value-type="float" office:value="2695.395945">
            <text:p>2695.395945</text:p>
          </table:table-cell>
        </table:table-row>
        <table:table-row table:style-name="ro1">
          <table:table-cell office:value-type="string">
            <text:p>results15_15_0_10000_8</text:p>
          </table:table-cell>
          <table:table-cell office:value-type="float" office:value="9760.842">
            <text:p>9760.842</text:p>
          </table:table-cell>
          <table:table-cell office:value-type="float" office:value="1088.235525">
            <text:p>1088.235525</text:p>
          </table:table-cell>
          <table:table-cell office:value-type="float" office:value="5588.698">
            <text:p>5588.698</text:p>
          </table:table-cell>
          <table:table-cell office:value-type="float" office:value="2719.647998">
            <text:p>2719.647998</text:p>
          </table:table-cell>
        </table:table-row>
        <table:table-row table:style-name="ro1">
          <table:table-cell office:value-type="string">
            <text:p>results15_15_0_10000_9</text:p>
          </table:table-cell>
          <table:table-cell office:value-type="float" office:value="9811.526">
            <text:p>9811.526</text:p>
          </table:table-cell>
          <table:table-cell office:value-type="float" office:value="898.934083">
            <text:p>898.934083</text:p>
          </table:table-cell>
          <table:table-cell office:value-type="float" office:value="5902.834">
            <text:p>5902.834</text:p>
          </table:table-cell>
          <table:table-cell office:value-type="float" office:value="2675.615447">
            <text:p>2675.615447</text:p>
          </table:table-cell>
        </table:table-row>
        <table:table-row table:style-name="ro1">
          <table:table-cell office:value-type="string">
            <text:p>results15_15_0_10000_10</text:p>
          </table:table-cell>
          <table:table-cell office:value-type="float" office:value="9819.534">
            <text:p>9819.534</text:p>
          </table:table-cell>
          <table:table-cell office:value-type="float" office:value="939.269749">
            <text:p>939.269749</text:p>
          </table:table-cell>
          <table:table-cell office:value-type="float" office:value="5766.438">
            <text:p>5766.438</text:p>
          </table:table-cell>
          <table:table-cell office:value-type="float" office:value="2638.380994">
            <text:p>2638.3809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2T18:22:11</dc:date>
    <dc:creator>Caleb Robinson</dc:creator>
    <meta:generator>LibreOffice/3.6$Linux_X86_64 LibreOffice_project/360m1$Build-2</meta:generator>
    <meta:editing-duration>P0D</meta:editing-duration>
    <meta:editing-cycles>1</meta:editing-cycles>
    <meta:document-statistic meta:table-count="1" meta:cell-count="330" meta:object-count="0"/>
  </office:meta>
</office:document-meta>
</file>